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149527CCE6.jpg"/>
  <manifest:file-entry manifest:media-type="image/jpeg" manifest:full-path="Pictures/100000000000040000000275FCC70827.jpg"/>
  <manifest:file-entry manifest:media-type="image/jpeg" manifest:full-path="Pictures/100000000000032000000214AC179038.jpg"/>
  <manifest:file-entry manifest:media-type="image/jpeg" manifest:full-path="Pictures/1000000000000214000003205130A865.jpg"/>
  <manifest:file-entry manifest:media-type="image/jpeg" manifest:full-path="Pictures/1000000000000214000003206EF87481.jpg"/>
  <manifest:file-entry manifest:media-type="image/jpeg" manifest:full-path="Pictures/10000000000003200000021484D425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457cm" draw:marker-end-width="0.457cm" draw:fill="solid" draw:fill-color="#333333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draw:fill="none" fo:min-height="1.19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start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999999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8.956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26cm" svg:height="13.97cm" svg:x="5.8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6.854cm" svg:height="4.512cm" draw:transform="rotate (2.08584298905803) translate (10.397cm 22.22cm)">
          <draw:image xlink:href="Pictures/10000000000003200000021484D425FB.jpg" xlink:type="simple" xlink:show="embed" xlink:actuate="onLoad">
            <text:p/>
          </draw:image>
        </draw:frame>
        <draw:frame draw:style-name="gr3" draw:text-style-name="P1" draw:layer="layout" svg:width="6.854cm" svg:height="4.512cm" draw:transform="rotate (1.05574966453117) translate (11.185cm 19.97cm)">
          <draw:image xlink:href="Pictures/100000000000032000000214AC179038.jpg" xlink:type="simple" xlink:show="embed" xlink:actuate="onLoad">
            <text:p/>
          </draw:image>
        </draw:frame>
        <draw:frame draw:style-name="gr3" draw:text-style-name="P1" draw:layer="layout" svg:width="4.318cm" svg:height="7.036cm" draw:transform="rotate (1.5707963267946) translate (12.963cm 23.504cm)">
          <draw:image xlink:href="Pictures/1000000000000214000003206EF87481.jpg" xlink:type="simple" xlink:show="embed" xlink:actuate="onLoad">
            <text:p/>
          </draw:image>
        </draw:frame>
        <draw:frame draw:style-name="gr3" draw:text-style-name="P1" draw:layer="layout" svg:width="4.512cm" svg:height="6.853cm" draw:transform="rotate (-2.60926723173222) translate (18.247cm 26.336cm)">
          <draw:image xlink:href="Pictures/1000000000000214000003205130A865.jpg" xlink:type="simple" xlink:show="embed" xlink:actuate="onLoad">
            <text:p/>
          </draw:image>
        </draw:frame>
        <draw:frame draw:style-name="gr3" draw:text-style-name="P1" draw:layer="layout" svg:width="6.854cm" svg:height="4.512cm" draw:transform="skewX (4.58912919033818E-017) rotate (-2.08584298905922) translate (14.385cm 22.645cm)">
          <draw:image xlink:href="Pictures/1000000000000320000002149527CCE6.jpg" xlink:type="simple" xlink:show="embed" xlink:actuate="onLoad">
            <text:p/>
          </draw:image>
        </draw:frame>
        <draw:frame draw:style-name="gr3" draw:text-style-name="P1" draw:layer="layout" svg:width="7.03cm" svg:height="4.323cm" svg:x="5.445cm" svg:y="19.186cm">
          <draw:image xlink:href="Pictures/100000000000040000000275FCC70827.jpg" xlink:type="simple" xlink:show="embed" xlink:actuate="onLoad">
            <text:p/>
          </draw:image>
        </draw:frame>
        <draw:g>
          <draw:frame draw:style-name="gr4" draw:text-style-name="P3" draw:layer="layout" svg:width="20.641cm" svg:height="4.23cm" svg:x="0.365cm" svg:y="6.415cm">
            <draw:text-box>
              <text:p text:style-name="P2"><text:span text:style-name="T1">Darktable</text:span></text:p>
            </draw:text-box>
          </draw:frame>
          <draw:frame draw:style-name="gr5" draw:text-style-name="P4" draw:layer="layout" svg:width="14.942cm" svg:height="1.446cm" svg:x="0.365cm" svg:y="6.48cm">
            <draw:text-box>
              <text:p text:style-name="P2"><text:span text:style-name="T2"><text:s/></text:span><text:span text:style-name="T2">Digital photo development wit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adial" draw:cx="50%" draw:cy="50%" draw:start-color="#000000" draw:end-color="#cccccc" draw:start-intensity="100%" draw:end-intensity="50%" draw:border="0%"/>
    <draw:gradient draw:name="Gradient_20_11" draw:display-name="Gradient 11" draw:style="radial" draw:cx="50%" draw:cy="50%" draw:start-color="#333333" draw:end-color="#cccccc" draw:start-intensity="100%" draw:end-intensity="50%" draw:border="0%"/>
    <draw:gradient draw:name="Gradient_20_12" draw:display-name="Gradient 12" draw:style="radial" draw:cx="50%" draw:cy="50%" draw:start-color="#333333" draw:end-color="#cccccc" draw:start-intensity="50%" draw:end-intensity="50%" draw:border="0%"/>
    <draw:gradient draw:name="Gradient_20_13" draw:display-name="Gradient 13" draw:style="radial" draw:cx="50%" draw:cy="50%" draw:start-color="#333333" draw:end-color="#e6e6e6" draw:start-intensity="50%" draw:end-intensity="50%" draw:border="0%"/>
    <draw:gradient draw:name="Gradient_20_14" draw:display-name="Gradient 14" draw:style="radial" draw:cx="50%" draw:cy="50%" draw:start-color="#333333" draw:end-color="#e6e6e6" draw:start-intensity="75%" draw:end-intensity="50%" draw:border="0%"/>
    <draw:gradient draw:name="Gradient_20_15" draw:display-name="Gradient 15" draw:style="radial" draw:cx="50%" draw:cy="50%" draw:start-color="#333333" draw:end-color="#e6e6e6" draw:start-intensity="65%" draw:end-intensity="50%" draw:border="0%"/>
    <draw:gradient draw:name="Gradient_20_8" draw:display-name="Gradient 8" draw:style="radial" draw:cx="50%" draw:cy="50%" draw:start-color="#000000" draw:end-color="#999999" draw:start-intensity="100%" draw:end-intensity="100%" draw:border="0%"/>
    <draw:gradient draw:name="Gradient_20_9" draw:display-name="Gradient 9" draw:style="radial" draw:cx="50%" draw:cy="50%" draw:start-color="#000000" draw:end-color="#999999" draw:start-intensity="100%" draw:end-intensity="5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arktable_20_chapter_20_number" style:display-name="Darktable chapter number" style:family="graphic">
      <style:paragraph-properties fo:text-align="end" style:text-autospace="none"/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graphic">
      <style:paragraph-properties fo:margin-top="0cm" fo:margin-bottom="2.644cm" fo:text-align="end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preface_20_title" style:display-name="Darktable preface title" style:family="graphic">
      <style:paragraph-properties fo:margin-top="4.48cm" fo:margin-bottom="4.48cm" fo:text-align="center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text" style:display-name="Darktable text" style:family="graphic">
      <style:paragraph-properties fo:margin-top="0cm" fo:margin-bottom="0.374cm" style:text-autospace="none"/>
      <style:text-properties fo:font-family="'Times New Roman'" style:font-family-generic="roman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o Fornari</meta:initial-creator>
    <meta:creation-date>2011-07-19T00:18:36</meta:creation-date>
    <dc:date>2011-08-15T12:37:58</dc:date>
    <dc:creator>Stefano Fornari</dc:creator>
    <meta:editing-duration>PT2H39M47S</meta:editing-duration>
    <meta:editing-cycles>7</meta:editing-cycles>
    <meta:generator>LibreOffice/3.3$Linux LibreOffice_project/330m19$Build-301</meta:generator>
    <meta:document-statistic meta:object-count="11"/>
  </office:meta>
</office:document-meta>
</file>